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eestyle Script" svg:font-family="Freestyle Script" style:font-family-generic="script" style:font-pitch="variable" svg:panose-1="3 8 4 2 3 2 5 11 4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Standardstycketeckensnitt" style:family="text">
      <style:text-properties style:font-name="Calibri" style:font-name-asian="Calibri" style:font-name-complex="Calibri"/>
    </style:style>
    <style:style style:name="P3" style:parent-style-name="Normal" style:family="paragraph">
      <style:text-properties style:font-name="Calibri" style:font-name-asian="Calibri" style:font-name-complex="Calibri"/>
    </style:style>
    <style:style style:name="P4" style:parent-style-name="Normal" style:family="paragraph">
      <style:text-properties style:font-name="Calibri" style:font-name-asian="Calibri" style:font-name-complex="Calibri"/>
    </style:style>
    <style:style style:name="P5" style:parent-style-name="Normal" style:family="paragraph">
      <style:text-properties style:font-name="Calibri" style:font-name-asian="Calibri" style:font-name-complex="Calibri"/>
    </style:style>
    <style:style style:name="P6" style:parent-style-name="Normal" style:family="paragraph">
      <style:text-properties style:font-name="Calibri" style:font-name-asian="Calibri" style:font-name-complex="Calibri"/>
    </style:style>
    <style:style style:name="P7" style:parent-style-name="Normal" style:family="paragraph">
      <style:text-properties style:font-name="Calibri" style:font-name-asian="Calibri" style:font-name-complex="Calibri"/>
    </style:style>
    <style:style style:name="P8" style:parent-style-name="Normal" style:family="paragraph"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Calibri" style:font-name-asian="Calibri" style:font-name-complex="Calibri"/>
    </style:style>
    <style:style style:name="T10" style:parent-style-name="Standardstycketeckensnitt" style:family="text">
      <style:text-properties style:font-name="Calibri" style:font-name-asian="Calibri" style:font-name-complex="Calibri"/>
    </style:style>
    <style:style style:name="T11" style:parent-style-name="Standardstycketeckensnitt" style:family="text">
      <style:text-properties style:font-name="Calibri" style:font-name-asian="Calibri" style:font-name-complex="Calibri"/>
    </style:style>
    <style:style style:name="T12" style:parent-style-name="Standardstycketeckensnitt" style:family="text">
      <style:text-properties style:font-name="Calibri" style:font-name-asian="Calibri" style:font-name-complex="Calibri"/>
    </style:style>
    <style:style style:name="T13" style:parent-style-name="Standardstycketeckensnitt" style:family="text">
      <style:text-properties style:font-name="Calibri" style:font-name-asian="Calibri" style:font-name-complex="Calibri"/>
    </style:style>
    <style:style style:name="T14" style:parent-style-name="Standardstycketeckensnitt" style:family="text">
      <style:text-properties style:font-name="Calibri" style:font-name-asian="Calibri" style:font-name-complex="Calibri"/>
    </style:style>
    <style:style style:name="T15" style:parent-style-name="Standardstycketeckensnitt" style:family="text">
      <style:text-properties style:font-name="Calibri" style:font-name-asian="Calibri" style:font-name-complex="Calibri"/>
    </style:style>
    <style:style style:name="T16" style:parent-style-name="Standardstycketeckensnitt" style:family="text">
      <style:text-properties style:font-name="Calibri" style:font-name-asian="Calibri" style:font-name-complex="Calibri"/>
    </style:style>
    <style:style style:name="T17" style:parent-style-name="Standardstycketeckensnitt" style:family="text">
      <style:text-properties style:font-name="Calibri" style:font-name-asian="Calibri" style:font-name-complex="Calibri"/>
    </style:style>
    <style:style style:name="T18" style:parent-style-name="Standardstycketeckensnitt" style:family="text">
      <style:text-properties style:font-name="Calibri" style:font-name-asian="Calibri" style:font-name-complex="Calibri"/>
    </style:style>
    <style:style style:name="T19" style:parent-style-name="Standardstycketeckensnitt" style:family="text">
      <style:text-properties style:font-name="Calibri" style:font-name-asian="Calibri" style:font-name-complex="Calibri"/>
    </style:style>
    <style:style style:name="P20" style:parent-style-name="Normal" style:family="paragraph">
      <style:text-properties style:font-name="Calibri" style:font-name-asian="Calibri" style:font-name-complex="Calibri"/>
    </style:style>
    <style:style style:name="P21" style:parent-style-name="Normal" style:family="paragraph">
      <style:text-properties style:font-name="Freestyle Script" style:font-name-asian="Freestyle Script" style:font-name-complex="Freestyle Script" fo:font-size="24pt" style:font-size-asian="24pt" style:font-size-complex="24pt"/>
    </style:style>
    <style:style style:name="P22" style:parent-style-name="Normal" style:family="paragraph">
      <style:text-properties style:font-name="Freestyle Script" style:font-name-asian="Freestyle Script" style:font-name-complex="Freestyle Script" fo:font-size="24pt" style:font-size-asian="24pt" style:font-size-complex="24pt"/>
    </style:style>
    <style:style style:name="T23" style:parent-style-name="Standardstycketeckensnitt" style:family="text">
      <style:text-properties style:font-name="Freestyle Script" style:font-name-asian="Freestyle Script" style:font-name-complex="Freestyle Script" fo:font-size="24pt" style:font-size-asian="24pt" style:font-size-complex="24pt"/>
    </style:style>
    <style:style style:name="T24" style:parent-style-name="Standardstycketeckensnitt" style:family="text">
      <style:text-properties style:font-name="Freestyle Script" style:font-name-asian="Freestyle Script" style:font-name-complex="Freestyle Script" fo:font-size="24pt" style:font-size-asian="24pt" style:font-size-complex="24pt"/>
    </style:style>
    <style:style style:name="P25" style:parent-style-name="Normal" style:family="paragraph">
      <style:text-properties style:font-name="Freestyle Script" style:font-name-asian="Freestyle Script" style:font-name-complex="Freestyle Script" fo:font-size="24pt" style:font-size-asian="24pt" style:font-size-complex="24pt"/>
    </style:style>
    <style:style style:name="T26" style:parent-style-name="Standardstycketeckensnitt" style:family="text">
      <style:text-properties style:font-name="Freestyle Script" style:font-name-asian="Freestyle Script" style:font-name-complex="Freestyle Script" fo:font-size="24pt" style:font-size-asian="24pt" style:font-size-complex="24pt"/>
    </style:style>
  </office:automatic-styles>
  <office:body>
    <office:text text:use-soft-page-breaks="true">
      <text:p text:style-name="P1">Kontrakt – Slutprojekt</text:p>
      <text:p text:style-name="Normal"><text:span text:style-name="T2">Hampus Olausson<text:s/></text:span></text:p>
      <text:p text:style-name="P3">Petter Fogel<text:s/></text:p>
      <text:p text:style-name="P4">Andreas Stanggren</text:p>
      <text:p text:style-name="P5">Jonas Glingert<text:s/></text:p>
      <text:p text:style-name="P6">Anton Mäenpää</text:p>
      <text:p text:style-name="P7">Yohan Risteski</text:p>
      <text:p text:style-name="P8"/>
      <text:p text:style-name="P9"/>
      <text:p text:style-name="Normal"><text:span text:style-name="T10">Uppstår det konflikter/diskussioner och vi inte kommer fram till något gemensamt beslut röstar vi om det.<text:s/></text:span></text:p>
      <text:p text:style-name="Normal"><text:span text:style-name="T11">Vi har ingen projektledare utan vi löser oklarheter gemensamt.<text:s/></text:span></text:p>
      <text:p text:style-name="Normal"><text:span text:style-name="T12">Om någon inte kan delta är det viktigt att denne person berättar om detta i god tid (minst 1 dag innan) och förbereder övriga gruppmedlemmar.</text:span><text:span text:style-name="T13"><text:s/>Om någonting akut uppstår och man ej kan meddela 1 dag innan tar vi detta då.</text:span></text:p>
      <text:p text:style-name="Normal"><text:span text:style-name="T14">Vi möts upp kl.</text:span><text:span text:style-name="T15"><text:s/></text:span><text:span text:style-name="T16">09.00 till 16:00, måndagar och onsdagar ev</text:span><text:span text:style-name="T17"><text:s/>tisdagar, torsdagar och</text:span><text:span text:style-name="T18"><text:s/>fredagar beroende på<text:s/></text:span><text:span text:style-name="T19">om vi får tid över från föreläsningar.</text:span></text:p>
      <text:p text:style-name="P20"/>
      <text:p text:style-name="P21">Anton Mäenpää</text:p>
      <text:p text:style-name="P22">Hampus Olausson</text:p>
      <text:p text:style-name="Normal"><text:span text:style-name="T23">Yohan Risteski</text:span><text:line-break/><text:span text:style-name="T24">Petter Fogel</text:span></text:p>
      <text:p text:style-name="P25">Jonas Glingert</text:p>
      <text:p text:style-name="Normal"><text:span text:style-name="T26">Andreas Stanggr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eestyle Script" svg:font-family="Freestyle Script" style:font-family-generic="script" style:font-pitch="variable" svg:panose-1="3 8 4 2 3 2 5 11 4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ter Fogel</meta:initial-creator>
    <dc:creator>Petter Fogel</dc:creator>
    <meta:creation-date>2020-12-11T10:02:00Z</meta:creation-date>
    <dc:date>2020-12-11T10:02:00Z</dc:date>
    <meta:template xlink:href="Normal.dotm" xlink:type="simple"/>
    <meta:editing-cycles>1</meta:editing-cycles>
    <meta:editing-duration>PT0S</meta:editing-duration>
    <meta:document-statistic meta:page-count="1" meta:paragraph-count="1" meta:word-count="118" meta:character-count="744" meta:row-count="5" meta:non-whitespace-character-count="627"/>
  </office:meta>
</office:document-meta>
</file>